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innovie-web-service.onrender.com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6:31:13.391000000</meta:creation-date>
    <dc:date>2024-02-12T16:32:37.510000000</dc:date>
    <meta:editing-duration>PT1M29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7.5.2.2$Windows_X86_64 LibreOffice_project/53bb9681a964705cf672590721dbc85eb4d0c3a2</meta:generator>
  </office:meta>
</office:document-meta>
</file>